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24-06-1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21-05-03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20-12-0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9-07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7-04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6-08-15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6-03-2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5-05-14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5-05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4-06-04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4-04-23 0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3-10-24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3-09-1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3-08-19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3-05-06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3-03-1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2-05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1-05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1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9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7-07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20881911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